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6.55cm" fo:min-width="14.7cm" draw:shadow="visible" draw:shadow-offset-x="0.071cm" draw:shadow-offset-y="0.071cm" draw:shadow-color="#cccccc"/>
    </style:style>
    <style:style style:name="gr2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5.25cm" fo:min-width="7.6cm" draw:shadow="visible" draw:shadow-offset-x="0.071cm" draw:shadow-offset-y="0.071cm" draw:shadow-color="#cccccc"/>
    </style:style>
    <style:style style:name="gr3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3.45cm" fo:min-width="6.3cm" draw:shadow="visible" draw:shadow-offset-x="0.071cm" draw:shadow-offset-y="0.071cm" draw:shadow-color="#cccccc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85cm" fo:min-width="1.5cm"/>
    </style:style>
    <style:style style:name="gr9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75cm" fo:min-width="1.2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5cm" fo:min-width="2.6cm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bottom"/>
    </style:style>
    <style:style style:name="gr13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14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1.35cm" fo:min-width="3.8cm" draw:shadow="visible" draw:shadow-offset-x="0.071cm" draw:shadow-offset-y="0.071cm" draw:shadow-color="#cccccc"/>
    </style:style>
    <style:style style:name="gr15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5cm" fo:min-width="3.5cm"/>
    </style:style>
    <style:style style:name="gr16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75cm" fo:min-width="2.2cm"/>
    </style:style>
    <style:style style:name="gr17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5cm" fo:min-width="1.9cm"/>
    </style:style>
    <style:style style:name="gr18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5cm" fo:min-width="3.7cm"/>
    </style:style>
    <style:style style:name="gr19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21cm" fo:min-width="3.339cm"/>
    </style:style>
    <style:style style:name="gr20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2cm" fo:min-width="3.183cm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5cm" fo:min-width="3.2cm"/>
    </style:style>
    <style:style style:name="gr23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1.05cm" fo:min-width="3.5cm" draw:shadow="visible" draw:shadow-offset-x="0.071cm" draw:shadow-offset-y="0.071cm" draw:shadow-color="#cccccc"/>
    </style:style>
    <style:style style:name="gr2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912cm" fo:min-width="2.607cm"/>
    </style:style>
    <style:style style:name="gr25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62cm" fo:min-width="1.724cm"/>
    </style:style>
    <style:style style:name="gr26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77cm" fo:min-width="2.186cm"/>
    </style:style>
    <style:style style:name="gr27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65cm" fo:min-width="2.2cm"/>
    </style:style>
    <style:style style:name="gr28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0.65cm" fo:min-width="2.1cm" draw:shadow="visible" draw:shadow-offset-x="0.071cm" draw:shadow-offset-y="0.071cm" draw:shadow-color="#cccccc"/>
    </style:style>
    <style:style style:name="gr29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52cm" fo:min-width="1.183cm"/>
    </style:style>
    <style:style style:name="gr30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492cm" fo:min-width="0.89cm"/>
    </style:style>
    <style:style style:name="gr31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1.95cm" fo:min-width="7.3cm"/>
    </style:style>
    <style:style style:name="P1" style:family="paragraph">
      <style:paragraph-properties fo:text-align="start"/>
      <style:text-properties fo:font-style="italic" style:font-style-asian="italic" style:font-style-complex="italic"/>
    </style:style>
    <style:style style:name="P2" style:family="paragraph">
      <loext:graphic-properties draw:fill="solid" draw:fill-color="#fff5ce"/>
      <style:paragraph-properties fo:text-align="start"/>
      <style:text-properties fo:color="#000000" fo:font-style="italic" fo:background-color="transparent" style:font-style-asian="italic" style:font-style-complex="italic"/>
    </style:style>
    <style:style style:name="P3" style:family="paragraph">
      <loext:graphic-properties draw:fill="solid" draw:fill-color="#fff5ce"/>
      <style:paragraph-properties fo:text-align="start"/>
      <style:text-properties fo:color="#000000" fo:font-style="italic" fo:background-color="#000000" style:font-style-asian="italic" style:font-style-complex="italic"/>
    </style:style>
    <style:style style:name="P4" style:family="paragraph">
      <style:paragraph-properties fo:text-align="center"/>
      <style:text-properties fo:background-color="#dee7e5"/>
    </style:style>
    <style:style style:name="P5" style:family="paragraph">
      <loext:graphic-properties draw:fill="none"/>
      <style:paragraph-properties fo:text-align="center"/>
      <style:text-properties fo:color="#000000" fo:background-color="#dee7e5"/>
    </style:style>
    <style:style style:name="P6" style:family="paragraph">
      <loext:graphic-properties draw:fill="none"/>
      <style:paragraph-properties fo:text-align="center"/>
      <style:text-properties fo:background-color="#dee7e5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b3cac7"/>
      <style:paragraph-properties fo:text-align="center"/>
      <style:text-properties fo:color="#000000" fo:font-size="14pt" fo:background-color="#000000" style:font-size-asian="14pt" style:font-size-complex="14pt"/>
    </style:style>
    <style:style style:name="P9" style:family="paragraph">
      <style:paragraph-properties fo:text-align="center"/>
      <style:text-properties fo:font-size="14pt" fo:background-color="#fff5ce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color="#000000" fo:font-size="14pt" fo:background-color="#fff5ce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color="#000000"/>
    </style:style>
    <style:style style:name="P12" style:family="paragraph">
      <style:paragraph-properties fo:text-align="center"/>
      <style:text-properties fo:font-size="14pt" fo:font-style="italic" fo:text-shadow="none" fo:background-color="#dee7e5" style:font-size-asian="14pt" style:font-style-asian="italic" style:font-size-complex="14pt" style:font-style-complex="italic"/>
    </style:style>
    <style:style style:name="P13" style:family="paragraph">
      <loext:graphic-properties draw:fill="none"/>
      <style:paragraph-properties fo:text-align="center"/>
      <style:text-properties fo:color="#000000" fo:font-size="14pt" fo:font-style="italic" fo:text-shadow="none" fo:background-color="#dee7e5" style:font-size-asian="14pt" style:font-style-asian="italic" style:font-size-complex="14pt" style:font-style-complex="italic"/>
    </style:style>
    <style:style style:name="P14" style:family="paragraph">
      <style:paragraph-properties fo:text-align="center"/>
      <style:text-properties fo:font-size="14pt" fo:background-color="transparent" style:font-size-asian="14pt" style:font-size-complex="14pt"/>
    </style:style>
    <style:style style:name="P15" style:family="paragraph">
      <loext:graphic-properties draw:fill="solid" draw:fill-color="#b3cac7"/>
      <style:paragraph-properties fo:text-align="center"/>
      <style:text-properties fo:color="#000000" fo:font-size="14pt" fo:background-color="transparen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  <style:text-properties fo:font-size="18pt" fo:font-style="italic" style:font-size-asian="18pt" style:font-style-asian="italic" style:font-size-complex="18pt" style:font-style-complex="italic"/>
    </style:style>
    <style:style style:name="P18" style:family="paragraph">
      <loext:graphic-properties draw:fill="solid" draw:fill-color="#fff5ce"/>
      <style:paragraph-properties fo:text-align="start"/>
      <style:text-properties fo:color="#000000" fo:font-size="18pt" fo:font-style="italic" fo:background-color="#000000" style:font-size-asian="18pt" style:font-style-asian="italic" style:font-size-complex="18pt" style:font-style-complex="italic"/>
    </style:style>
    <style:style style:name="P19" style:family="paragraph">
      <style:paragraph-properties fo:text-align="center"/>
      <style:text-properties fo:font-style="italic" style:font-style-asian="italic" style:font-style-complex="italic"/>
    </style:style>
    <style:style style:name="P20" style:family="paragraph">
      <loext:graphic-properties draw:fill="solid" draw:fill-color="#afd095"/>
      <style:paragraph-properties fo:text-align="center"/>
      <style:text-properties fo:font-style="italic" style:font-style-asian="italic" style:font-style-complex="italic"/>
    </style:style>
    <style:style style:name="P21" style:family="paragraph">
      <style:paragraph-properties fo:text-align="center"/>
      <style:text-properties fo:font-size="14pt" fo:background-color="#dee7e5" style:font-size-asian="14pt" style:font-size-complex="14pt"/>
    </style:style>
    <style:style style:name="P22" style:family="paragraph">
      <loext:graphic-properties draw:fill="none"/>
      <style:paragraph-properties fo:text-align="center"/>
      <style:text-properties fo:color="#000000" fo:font-size="14pt" fo:text-shadow="none" fo:background-color="#dee7e5" style:font-size-asian="14pt" style:font-size-complex="14pt"/>
    </style:style>
    <style:style style:name="P23" style:family="paragraph">
      <loext:graphic-properties draw:fill="none"/>
      <style:paragraph-properties fo:text-align="center"/>
      <style:text-properties fo:color="#000000" fo:text-shadow="none" fo:background-color="#dee7e5"/>
    </style:style>
    <style:style style:name="P24" style:family="paragraph">
      <loext:graphic-properties draw:fill="solid" draw:fill-color="#afd095"/>
      <style:paragraph-properties fo:text-align="center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fo:font-style="italic" fo:background-color="transparent" style:font-style-asian="italic" style:font-style-complex="italic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ize="14pt" fo:font-style="italic" fo:text-shadow="none" fo:background-color="#dee7e5" style:font-size-asian="14pt" style:font-style-asian="italic" style:font-size-complex="14pt" style:font-style-complex="italic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fo:background-color="#fff5ce" style:font-size-asian="14pt" style:font-size-complex="14pt"/>
    </style:style>
    <style:style style:name="T6" style:family="text">
      <style:text-properties fo:color="#000000" fo:font-size="14pt" fo:background-color="transparent" style:font-size-asian="14pt" style:font-size-complex="14pt"/>
    </style:style>
    <style:style style:name="T7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cm" svg:height="6.8cm" svg:x="10.694cm" svg:y="2.1cm">
          <text:p text:style-name="P1"><text:span text:style-name="T1">Vie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8.1cm" svg:height="5.5cm" svg:x="2.1cm" svg:y="10.8cm"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8cm" svg:height="3.7cm" svg:x="19.9cm" svg:y="11.7cm">
          <text:p text:style-name="P1"><text:span text:style-name="T2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1.075cm" svg:y1="13.55cm" svg:x2="16.8cm" svg:y2="13.55cm" draw:start-shape="id1" draw:end-shape="id2" draw:end-glue-point="1" svg:d="M21075 13550h-4275" svg:viewBox="0 0 4276 1">
          <text:p text:style-name="P4"><text:span text:style-name="T3">creates</text:span></text:p>
        </draw:connector>
        <draw:connector draw:style-name="gr5" draw:text-style-name="P6" draw:layer="layout" draw:type="curve" svg:x1="14.994cm" svg:y1="7.7cm" svg:x2="7.4cm" svg:y2="12.55cm" draw:start-shape="id3" draw:end-shape="id4" draw:end-glue-point="1" svg:d="M14994 7700c-5695 0-1899 4850-7594 4850" svg:viewBox="0 0 7595 4851">
          <text:p text:style-name="P4"><text:span text:style-name="T3">listen</text:span></text:p>
        </draw:connector>
        <draw:connector draw:style-name="gr6" draw:text-style-name="P6" draw:layer="layout" draw:type="curve" svg:x1="22.994cm" svg:y1="8.15cm" svg:x2="22.994cm" svg:y2="13.115cm" draw:start-shape="id5" draw:end-shape="id1" draw:end-glue-point="0" svg:d="M22994 8150v4965" svg:viewBox="0 0 1 4966">
          <text:p text:style-name="P4"><text:span text:style-name="T3">writes</text:span></text:p>
        </draw:connector>
        <draw:connector draw:style-name="gr7" draw:text-style-name="P6" draw:layer="layout" draw:type="curve" draw:line-skew="0.492cm" svg:x1="26.7cm" svg:y1="13.55cm" svg:x2="25.094cm" svg:y2="7.7cm" draw:start-shape="id6" draw:start-glue-point="1" draw:end-shape="id5" draw:end-glue-point="1" svg:d="M26700 13550c1596 0 2399-5850-1606-5850" svg:viewBox="0 0 2915 5851">
          <text:p text:style-name="P4"><text:span text:style-name="T3">notifies</text:span></text:p>
        </draw:connector>
        <draw:custom-shape draw:style-name="gr8" draw:text-style-name="P8" xml:id="id7" draw:id="id7" draw:layer="layout" svg:width="2cm" svg:height="1.1cm" svg:x="2.9cm" svg:y="14.2cm">
          <text:p text:style-name="P7"><text:span text:style-name="T4">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8" draw:id="id8" draw:layer="layout" svg:width="1.7cm" svg:height="1cm" svg:x="6.8cm" svg:y="14.25cm">
          <text:p text:style-name="P7"><text:span text:style-name="T4">P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svg:x1="4.9cm" svg:y1="14.75cm" svg:x2="6.8cm" svg:y2="14.75cm" draw:start-shape="id7" draw:start-glue-point="1" draw:end-shape="id8" draw:end-glue-point="3" svg:d="M4900 14750h1900" svg:viewBox="0 0 1901 1">
          <text:p text:style-name="P9"><text:span text:style-name="T5">root</text:span></text:p>
        </draw:connector>
        <draw:custom-shape draw:style-name="gr11" draw:text-style-name="P8" xml:id="id4" draw:id="id4" draw:layer="layout" svg:width="3.1cm" svg:height="0.9cm" svg:x="4.3cm" svg:y="12.1cm">
          <text:p text:style-name="P7"><text:span text:style-name="T4">Observ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0" draw:layer="layout" draw:type="curve" draw:line-skew="0.224cm 0.37cm" svg:x1="7.65cm" svg:y1="15.25cm" svg:x2="8.5cm" svg:y2="14.75cm" draw:start-shape="id8" draw:start-glue-point="2" draw:end-shape="id8" draw:end-glue-point="1" svg:d="M7650 15250c0 1087 861 907 1400 510s756-1010-550-1010" svg:viewBox="0 0 1823 1319">
          <text:p text:style-name="P9"><text:span text:style-name="T5">slots</text:span></text:p>
        </draw:connector>
        <draw:connector draw:style-name="gr13" draw:text-style-name="P11" draw:layer="layout" draw:line-skew="0.075cm" svg:x1="7.65cm" svg:y1="14.25cm" svg:x2="5.85cm" svg:y2="13cm" draw:start-shape="id8" draw:start-glue-point="0" draw:end-shape="id4" draw:end-glue-point="2" svg:d="M7650 14250v-550h-1800v-700" svg:viewBox="0 0 1801 1251">
          <text:p/>
        </draw:connector>
        <draw:connector draw:style-name="gr13" draw:text-style-name="P11" draw:layer="layout" draw:line-skew="0.1cm" svg:x1="3.9cm" svg:y1="14.2cm" svg:x2="5.85cm" svg:y2="13cm" draw:start-shape="id7" draw:start-glue-point="0" draw:end-shape="id4" draw:end-glue-point="2" svg:d="M3900 14200v-500h1950v-700" svg:viewBox="0 0 1951 1201">
          <text:p/>
        </draw:connector>
        <draw:custom-shape draw:style-name="gr14" draw:text-style-name="P3" xml:id="id10" draw:id="id10" draw:layer="layout" svg:width="4.3cm" svg:height="1.6cm" svg:x="4cm" svg:y="7.6cm">
          <text:p text:style-name="P1"><text:span text:style-name="T2">Temp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curve" svg:x1="6.15cm" svg:y1="10.8cm" svg:x2="6.15cm" svg:y2="9.2cm" draw:start-shape="id9" draw:start-glue-point="0" draw:end-shape="id10" draw:end-glue-point="2" svg:d="M6150 10800v-1600" svg:viewBox="0 0 1 1601">
          <text:p text:style-name="P12"><text:span text:style-name="T3">checks</text:span></text:p>
        </draw:connector>
        <draw:custom-shape draw:style-name="gr15" draw:text-style-name="P8" xml:id="id11" draw:id="id11" draw:layer="layout" svg:width="4cm" svg:height="0.9cm" svg:x="14.394cm" svg:y="6.45cm">
          <text:p text:style-name="P7"><text:span text:style-name="T4">RobotMed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13" draw:id="id13" draw:layer="layout" svg:width="2.7cm" svg:height="1cm" svg:x="20.194cm" svg:y="3.7cm">
          <text:p text:style-name="P7"><text:span text:style-name="T4">UI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xml:id="id14" draw:id="id14" draw:layer="layout" svg:width="2.4cm" svg:height="0.9cm" svg:x="20.344cm" svg:y="6.45cm">
          <text:p text:style-name="P7"><text:span text:style-name="T4">View3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xml:id="id5" draw:id="id5" draw:layer="layout" svg:width="4.2cm" svg:height="0.9cm" svg:x="20.894cm" svg:y="7.25cm">
          <text:p text:style-name="P14"><text:span text:style-name="T6">Parameter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" draw:id="id1" draw:layer="layout" svg:width="3.839cm" svg:height="0.871cm" svg:x="21.075cm" svg:y="13.115cm">
          <text:p text:style-name="P7"><text:span text:style-name="T4">Robo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3.683cm" svg:height="0.87cm" svg:x="21.611cm" svg:y="13.899cm">
          <text:p text:style-name="P14"><text:span text:style-name="T6">Par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6" draw:layer="layout" draw:type="curve" svg:x1="16.394cm" svg:y1="6.45cm" svg:x2="16.394cm" svg:y2="4.75cm" draw:start-shape="id11" draw:start-glue-point="0" draw:end-shape="id12" draw:end-glue-point="6" svg:d="M16394 6450v-1700" svg:viewBox="0 0 1 1701">
          <text:p/>
        </draw:connector>
        <draw:connector draw:style-name="gr21" draw:text-style-name="P16" draw:layer="layout" draw:type="curve" svg:x1="17.844cm" svg:y1="4.2cm" svg:x2="20.194cm" svg:y2="4.2cm" draw:start-shape="id12" draw:start-glue-point="7" draw:end-shape="id13" draw:end-glue-point="3" svg:d="M17844 4200h2350" svg:viewBox="0 0 2351 1">
          <text:p/>
        </draw:connector>
        <draw:connector draw:style-name="gr21" draw:text-style-name="P16" draw:layer="layout" draw:type="curve" svg:x1="21.544cm" svg:y1="4.7cm" svg:x2="21.544cm" svg:y2="6.45cm" draw:start-shape="id13" draw:start-glue-point="2" draw:end-shape="id14" draw:end-glue-point="0" svg:d="M21544 4700v1750" svg:viewBox="0 0 1 1751">
          <text:p/>
        </draw:connector>
        <draw:custom-shape draw:style-name="gr22" draw:text-style-name="P8" xml:id="id3" draw:id="id3" draw:layer="layout" svg:width="3.7cm" svg:height="0.9cm" svg:x="14.994cm" svg:y="7.25cm">
          <text:p text:style-name="P7"><text:span text:style-name="T4">PartMed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xml:id="id2" draw:id="id2" draw:layer="layout" svg:width="4cm" svg:height="1.3cm" svg:x="12.8cm" svg:y="12.9cm">
          <text:p text:style-name="P17"><text:span text:style-name="T7">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2.8cm" svg:y1="13.55cm" svg:x2="10.2cm" svg:y2="13.55cm" draw:start-shape="id2" draw:start-glue-point="3" draw:end-shape="id9" svg:d="M12800 13550h-2600" svg:viewBox="0 0 2601 1">
          <text:p text:style-name="P4"><text:span text:style-name="T3">applies</text:span></text:p>
        </draw:connector>
        <draw:custom-shape draw:style-name="gr24" draw:text-style-name="P20" xml:id="id15" draw:id="id15" draw:layer="layout" svg:width="3.106cm" svg:height="2.2cm" svg:x="4.594cm" svg:y="3.5cm">
          <text:p text:style-name="P19"><text:span text:style-name="T8">Asse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2" draw:layer="layout" draw:type="curve" svg:x1="6.15cm" svg:y1="7.6cm" svg:x2="6.147cm" svg:y2="5.7cm" draw:start-shape="id10" draw:start-glue-point="0" draw:end-shape="id15" draw:end-glue-point="7" svg:d="M6150 7600c0-1423-3-474-3-1900" svg:viewBox="0 0 4 1901">
          <text:p text:style-name="P21"><text:span text:style-name="T3">checks</text:span></text:p>
        </draw:connector>
        <draw:connector draw:style-name="gr6" draw:text-style-name="P23" draw:layer="layout" draw:type="curve" svg:x1="11.094cm" svg:y1="4.6cm" svg:x2="7.7cm" svg:y2="4.6cm" draw:start-shape="id16" draw:start-glue-point="3" draw:end-shape="id15" draw:end-glue-point="8" svg:d="M11094 4600h-3394" svg:viewBox="0 0 3395 1">
          <text:p text:style-name="P4"><text:span text:style-name="T3">loads</text:span></text:p>
        </draw:connector>
        <draw:custom-shape draw:style-name="gr25" draw:text-style-name="P24" draw:layer="layout" svg:width="2.4cm" svg:height="1.2cm" svg:x="14.394cm" svg:y="2.7cm">
          <text:p text:style-name="P7"><text:span text:style-name="T9">ThreeJ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24" xml:id="id12" draw:id="id12" draw:layer="layout" svg:width="2.9cm" svg:height="1.1cm" svg:x="14.944cm" svg:y="3.65cm">
          <text:p text:style-name="P7"><text:span text:style-name="T9">HTML DO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8" xml:id="id16" draw:id="id16" draw:layer="layout" svg:width="2.7cm" svg:height="0.9cm" svg:x="11.094cm" svg:y="4.15cm">
          <text:p text:style-name="P7"><text:span text:style-name="T4">X3D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6" draw:layer="layout" draw:type="curve" svg:x1="14.394cm" svg:y1="6.9cm" svg:x2="12.444cm" svg:y2="5.05cm" draw:start-shape="id11" draw:start-glue-point="3" draw:end-shape="id16" draw:end-glue-point="2" svg:d="M14394 6900c-1300 0-1950-616-1950-1850" svg:viewBox="0 0 1951 1851">
          <text:p/>
        </draw:connector>
        <draw:custom-shape draw:style-name="gr28" draw:text-style-name="P18" draw:layer="layout" svg:width="2.6cm" svg:height="0.9cm" svg:x="21.094cm" svg:y="17.5cm">
          <text:p text:style-name="P17"><text:span text:style-name="T7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1.683cm" svg:height="0.77cm" svg:x="24.254cm" svg:y="17.54cm">
          <text:p text:style-name="P14"><text:span text:style-name="T6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5cm" svg:height="0.8cm" svg:x="26.494cm" svg:y="17.5cm">
          <text:p text:style-name="P7"><text:span text:style-name="T9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26" draw:layer="layout" svg:width="7.8cm" svg:height="2.2cm" svg:x="20.594cm" svg:y="16.5cm">
          <text:p text:style-name="P25"><text:span text:style-name="T10">Lege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7:19:34.607157155</meta:creation-date>
    <dc:date>2018-10-10T10:25:41.927250220</dc:date>
    <meta:editing-duration>PT4H4M16S</meta:editing-duration>
    <meta:editing-cycles>5</meta:editing-cycles>
    <meta:generator>LibreOffice/6.1.0.3$MacOSX_X86_64 LibreOffice_project/efb621ed25068d70781dc026f7e9c5187a4decd1</meta:generator>
    <meta:document-statistic meta:object-count="39"/>
  </office:meta>
</office:document-meta>
</file>